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Heading_20_2" style:master-page-name="First_20_Page">
      <style:paragraph-properties style:page-number="auto" fo:break-before="page"/>
      <style:text-properties officeooo:paragraph-rsid="000de829"/>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Heading_20_2" style:master-page-name="First_20_Page">
      <style:paragraph-properties style:page-number="auto" fo:break-before="page"/>
      <style:text-properties officeooo:paragraph-rsid="000de829"/>
    </style:style>
    <style:style style:name="P9" style:family="paragraph" style:parent-style-name="Heading_20_2" style:master-page-name="First_20_Page">
      <style:paragraph-properties style:page-number="auto" fo:break-before="page"/>
      <style:text-properties officeooo:paragraph-rsid="000de829"/>
    </style:style>
    <style:style style:name="P10" style:family="paragraph" style:parent-style-name="Standard">
      <style:text-properties fo:language="en" fo:country="US" fo:background-color="transparent"/>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4e038b"/>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background-color="#ffff00" loext:char-shading-value="0"/>
    </style:style>
    <style:style style:name="T6" style:family="text">
      <style:text-properties officeooo:rsid="000a2310"/>
    </style:style>
    <style:style style:name="T7" style:family="text">
      <style:text-properties officeooo:rsid="004e038b"/>
    </style:style>
    <style:style style:name="T8" style:family="text">
      <style:text-properties officeooo:rsid="001195eb"/>
    </style:style>
    <style:style style:name="T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37038576" text:id="ct137038576">
          <text:deletion>
            <office:change-info>
              <dc:creator>Denis Kotlar</dc:creator>
              <dc:date>2016-12-24T14:34:00</dc:date>
            </office:change-info>
            <text:list xml:id="list4588450828345826982" text:style-name="Outline">
              <text:list-item>
                <text:list>
                  <text:list-item>
                    <text:h text:style-name="P1" text:outline-level="2"><text:s/><text:span text:style-name="T1">(not implemented in M3)</text:span></text:h>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3429057559430" text:continue-numbering="true" text:style-name="Outline">
        <text:list-item>
          <text:list>
            <text:list-item>
              <text:h text:style-name="P1" text:outline-level="2">TRIGger<text:change text:change-id="ct137038576"/></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3469903867059073849"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3"/>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3">Sets the trigger source</text:p>
          </table:table-cell>
        </table:table-row>
      </table:table>
      <text:list xml:id="list143430252766464" text:continue-list="list143429057559430"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11"><text:span text:style-name="T9">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3">This event command causes a defined LIST to immediately start without the selected trigger occurring. </text:p>
          </table:table-cell>
        </table:table-row>
        <table:table-row>
          <table:table-cell table:style-name="Table2.A1" office:value-type="string">
            <text:p text:style-name="P6"><text:span text:style-name="T2">Usage</text:span><text:span text:style-name="T3"> </text:span><text:span text:style-name="T2">example</text:span></text:p>
          </table:table-cell>
          <table:table-cell table:style-name="Table2.A1" office:value-type="string">
            <text:p text:style-name="cmd_5f_code">TRIG</text:p>
          </table:table-cell>
        </table:table-row>
        <table:table-row>
          <table:table-cell table:style-name="Table2.A1" office:value-type="string">
            <text:p text:style-name="P6">Related Commands</text:p>
          </table:table-cell>
          <table:table-cell table:style-name="Table2.A1" office:value-type="string">
            <text:p text:style-name="Standard">*TRG</text:p>
          </table:table-cell>
        </table:table-row>
      </table:table>
      <text:list xml:id="list143429470555966"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ts the time delay between the detection of an event on the specified </text:p>
            <text:p text:style-name="P3">trigger source and the start of any corresponding trigger action on the PSU output. </text:p>
          </table:table-cell>
          <table:covered-table-cell/>
          <table:covered-table-cell/>
          <table:covered-table-cell/>
        </table:table-row>
        <table:table-row>
          <table:table-cell table:style-name="Table1.A1"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table-cell table:style-name="Table1.A1" office:value-type="string">
            <text:p text:style-name="Standard"/>
          </table:table-cell>
          <table:table-cell table:style-name="Table1.A1" office:value-type="string">
            <text:p text:style-name="P2">&lt;delay&gt;</text:p>
          </table:table-cell>
          <table:table-cell table:style-name="Table1.A1" office:value-type="string">
            <text:p text:style-name="P4">Numeric</text:p>
          </table:table-cell>
          <table:table-cell table:style-name="Table1.A1" office:value-type="string">
            <text:p text:style-name="P5">0 – 3600|MIN|MAX</text:p>
          </table:table-cell>
          <table:table-cell table:style-name="Table1.A1" office:value-type="string">
            <text:p text:style-name="P4">MIN</text:p>
          </table:table-cell>
        </table:table-row>
        <table:table-row>
          <table:table-cell table:style-name="Table1.A1" office:value-type="string">
            <text:p text:style-name="P7">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6"><text:span text:style-name="T2">Usage</text:span><text:span text:style-name="T3"> </text:span><text:span text:style-name="T2">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Standard"/>
          </table:table-cell>
          <table:covered-table-cell/>
          <table:covered-table-cell/>
          <table:covered-table-cell/>
        </table:table-row>
      </table:table>
      <text:list xml:id="list143429092990908"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2">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3">This command sets the polarity of the signal present at the Channel 1 Digital IN <text:span text:style-name="T6">pin</text:span> (applicable if the TRIGger[:SEQuence]:SOURce EXTernal command is executed). </text:p>
          </table:table-cell>
          <table:covered-table-cell/>
          <table:covered-table-cell/>
          <table:covered-table-cell/>
        </table:table-row>
        <table:table-row>
          <table:table-cell table:style-name="Table3.A1" office:value-type="string">
            <text:p text:style-name="P2">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table-cell table:style-name="Table3.A1" office:value-type="string">
            <text:p text:style-name="Standard"/>
          </table:table-cell>
          <table:table-cell table:style-name="Table3.A1" office:value-type="string">
            <text:p text:style-name="P2">&lt;polarity&gt;</text:p>
          </table:table-cell>
          <table:table-cell table:style-name="Table3.A1" office:value-type="string">
            <text:p text:style-name="P4">Discrete</text:p>
          </table:table-cell>
          <table:table-cell table:style-name="Table3.A1" office:value-type="string">
            <text:p text:style-name="P5">POSitive|NEGative</text:p>
          </table:table-cell>
          <table:table-cell table:style-name="Table3.A1" office:value-type="string">
            <text:p text:style-name="P4">POSitive</text:p>
          </table:table-cell>
        </table:table-row>
        <table:table-row>
          <table:table-cell table:style-name="Table3.A1" office:value-type="string">
            <text:p text:style-name="P7">Return</text:p>
          </table:table-cell>
          <table:table-cell table:style-name="Table3.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3.A1" office:value-type="string">
            <text:p text:style-name="P6"><text:span text:style-name="T2">Usage</text:span><text:span text:style-name="T3"> </text:span><text:span text:style-name="T2">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6">Related Commands</text:p>
          </table:table-cell>
          <table:table-cell table:style-name="Table3.A1" table:number-columns-spanned="4" office:value-type="string">
            <text:p text:style-name="P3">TRIGger[:SEQuence]:SOURce</text:p>
          </table:table-cell>
          <table:covered-table-cell/>
          <table:covered-table-cell/>
          <table:covered-table-cell/>
        </table:table-row>
      </table:table>
      <text:list xml:id="list143430414931945"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3">This command selects the source from which the PSU will accept a trigger.</text:p>
            <text:list xml:id="list143429962094554" text:continue-list="list3469903867059073849" text:style-name="List_20_1">
              <text:list-item>
                <text:p text:style-name="List_20_1_20_Start">BUS – enables LAN and serial (via USB)<text:span text:style-name="T4">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EXTernal – enables the triggering by an externally applied signal <text:span text:style-name="T4">at the Channel 1 Digital IN connector.</text:span></text:p>
              </text:list-item>
              <text:list-item>
                <text:p text:style-name="List_20_1"><office:annotation><dc:creator>Denis Kotlar</dc:creator><dc:date>2016-10-10T10:39:51</dc:date><text:p text:style-name="P11"><text:span text:style-name="T11">Candidate for v1.0</text:span></text:p></office:annotation>KEY – enables local console (front panel) triggering by selecting the <text:span text:style-name="T3">Trigger</text:span> button that will be displayed on the local console when this option is selected.</text:p>
              </text:list-item>
              <text:list-item>
                <text:p text:style-name="List_20_1_20_End"><office:annotation><dc:creator>Denis Kotlar</dc:creator><dc:date>2016-12-23T18:37:23</dc:date><loext:sender-initials>DK</loext:sender-initials><text:p text:style-name="P11"><text:span text:style-name="T10">Candidate for v1.0</text:span></text:p></office:annotation>PIN&lt;n&gt; – selects a digital port pin configured as a trigger input. &lt;n&gt; specifies the pin number (it’s always 1).</text:p>
              </text:list-item>
            </text:list>
            <text:p text:style-name="P3">When the trigger source is set to BUS, the *WAI command can ensure the synchronization. After executing the *WAI command, the PSU will only execute new command when all the pending operations are completed.</text:p>
            <text:p text:style-name="P3">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3"/>
            <text:p text:style-name="P3">The wait for the BUS, EXTernal, or KEY trigger can be bypassed by sending the</text:p>
            <text:p text:style-name="P3"><text:span text:style-name="T5">TRIGger[:SEQuence][:IMMediate]</text:span> command.</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4">Name</text:p>
          </table:table-cell>
          <table:table-cell table:style-name="Table66.B3" office:value-type="string">
            <text:p text:style-name="P4">Type</text:p>
          </table:table-cell>
          <table:table-cell table:style-name="Table66.B3" office:value-type="string">
            <text:p text:style-name="P4">Range</text:p>
          </table:table-cell>
          <table:table-cell table:style-name="Table66.B3" office:value-type="string">
            <text:p text:style-name="P4">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4">Discrete</text:p>
          </table:table-cell>
          <table:table-cell table:style-name="Table66.A1" office:value-type="string">
            <text:p text:style-name="P5">BUS|IMM|EXT|KEY<text:span text:style-name="T8">|PIN1</text:span></text:p>
          </table:table-cell>
          <table:table-cell table:style-name="Table66.A1" office:value-type="string">
            <text:p text:style-name="P4">–</text:p>
          </table:table-cell>
        </table:table-row>
        <table:table-row>
          <table:table-cell table:style-name="Table66.A1" office:value-type="string">
            <text:p text:style-name="P7">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6"><text:span text:style-name="T2">Usage</text:span><text:span text:style-name="T3"> </text:span><text:span text:style-name="T2">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INITialize</text:p>
            <text:p text:style-name="P3">TRIGger[:SEQuence][:IMMediate]</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10" meta:word-count="623" meta:character-count="4163" meta:non-whitespace-character-count="3651"/>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